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ourier New1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d4d4d4" style:font-name="Courier New1" fo:font-size="9pt" fo:letter-spacing="normal" fo:font-style="normal" fo:font-weight="bold" style:font-size-asian="9pt" style:font-weight-asian="bold" style:font-size-complex="9pt" style:font-weight-complex="bold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d4d4d4" style:font-name="Courier New1" fo:font-size="9pt" fo:letter-spacing="normal" fo:font-style="normal" fo:font-weight="bold" style:font-size-asian="9pt" style:font-weight-asian="bold" style:font-size-complex="9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d4d4d4" style:font-name="Courier New1" fo:font-size="9pt" fo:letter-spacing="normal" fo:font-style="italic" fo:font-weight="normal" style:font-size-asian="9pt" style:font-weight-asian="bold" style:font-size-complex="9pt" style:font-weight-complex="bold"/>
    </style:style>
    <style:style style:name="P8" style:family="paragraph" style:parent-style-name="Preformatted_20_Text">
      <style:paragraph-properties fo:margin-top="0cm" fo:margin-bottom="0.499cm" fo:orphans="2" fo:widows="2"/>
      <style:text-properties fo:font-variant="normal" fo:text-transform="none" fo:letter-spacing="normal" fo:font-style="italic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c586c0"/>
    </style:style>
    <style:style style:name="T6" style:family="text">
      <style:text-properties fo:color="#4ec9b0"/>
    </style:style>
    <style:style style:name="T7" style:family="text">
      <style:text-properties fo:color="#ce9178"/>
    </style:style>
    <style:style style:name="T8" style:family="text">
      <style:text-properties fo:color="#9cdcfe"/>
    </style:style>
    <style:style style:name="T9" style:family="text">
      <style:text-properties fo:color="#6a9955"/>
    </style:style>
    <style:style style:name="T10" style:family="text">
      <style:text-properties fo:color="#000080" fo:font-weight="bold"/>
    </style:style>
    <style:style style:name="T11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16902806067835865" text:style-name="Outline">
        <text:list-item>
          <text:h text:style-name="P5" text:outline-level="1">Archivos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01-0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/>
      <text:p text:style-name="P4"><text:span text:style-name="T3">void</text:span> <text:span text:style-name="T4">saveToLocalFile</text:span>() <text:span text:style-name="T5">async</text:span> {</text:p>
      <text:p text:style-name="P4"><text:span text:style-name="T3">bool</text:span> accessGranted = <text:span text:style-name="T3">false</text:span>;</text:p>
      <text:p text:style-name="P4"><text:span text:style-name="T6">File</text:span> outputFile;</text:p>
      <text:p text:style-name="P4"><text:span text:style-name="T3">var</text:span> invlist = <text:span text:style-name="T5">await</text:span> <text:span text:style-name="T4">getInventoryItem</text:span>();</text:p>
      <text:p text:style-name="P4"><text:span text:style-name="T3">bool</text:span> res = <text:span text:style-name="T5">await</text:span> <text:span text:style-name="T6">SimplePermissions</text:span>.<text:span text:style-name="T4">checkPermission</text:span>(</text:p>
      <text:p text:style-name="P4"><text:span text:style-name="T6">Permission</text:span>.<text:span text:style-name="T6">WriteExternalStorage</text:span>);</text:p>
      <text:p text:style-name="P4"><text:span text:style-name="T5">if</text:span> (res == <text:span text:style-name="T3">false</text:span>) {</text:p>
      <text:p text:style-name="P4"><text:span text:style-name="T5">await</text:span> <text:span text:style-name="T6">SimplePermissions</text:span>.<text:span text:style-name="T4">requestPermission</text:span>(</text:p>
      <text:p text:style-name="P4"><text:span text:style-name="T6">Permission</text:span>.<text:span text:style-name="T6">WriteExternalStorage</text:span>);</text:p>
      <text:p text:style-name="P4">}</text:p>
      <text:p text:style-name="P4">accessGranted = <text:span text:style-name="T5">await</text:span> <text:span text:style-name="T6">SimplePermissions</text:span>.<text:span text:style-name="T4">checkPermission</text:span>(</text:p>
      <text:p text:style-name="P4"><text:span text:style-name="T6">Permission</text:span>.<text:span text:style-name="T6">WriteExternalStorage</text:span>);</text:p>
      <text:p text:style-name="P4"><text:span text:style-name="T5">if</text:span> (accessGranted == <text:span text:style-name="T3">true</text:span>) {</text:p>
      <text:p text:style-name="P4"><text:span text:style-name="T3">final</text:span> dir = <text:span text:style-name="T5">await</text:span> <text:span text:style-name="T4">getExternalStorageDirectory</text:span>();</text:p>
      <text:p text:style-name="P4"><text:span text:style-name="T3">final</text:span> path = dir.path;</text:p>
      <text:p text:style-name="P4">outputFile = <text:span text:style-name="T6">File</text:span>(<text:span text:style-name="T7">'$</text:span><text:span text:style-name="T8">path</text:span><text:span text:style-name="T7">/aisscanning/'</text:span> + teFileName.text);</text:p>
      <text:p text:style-name="P4"><text:span text:style-name="T6">String</text:span> csvoutput = <text:span text:style-name="T3">const</text:span> <text:span text:style-name="T6">ListToCsvConverter</text:span>().<text:span text:style-name="T4">convert</text:span>(invlist);</text:p>
      <text:p text:style-name="P4">outputFile.<text:span text:style-name="T4">writeAsString</text:span>(csvoutput);</text:p>
      <text:p text:style-name="P7">bool fileExists = <text:span text:style-name="T10">await </text:span>outputFile.exists();</text:p>
      <text:p text:style-name="P8"><text:span text:style-name="T10">if </text:span>(fileExists) { </text:p>
      <text:p text:style-name="P4"><text:span text:style-name="T4">_showDialog</text:span>(<text:span text:style-name="T7">"Success"</text:span>, <text:span text:style-name="T7">"File "</text:span> + teFileName.text + <text:span text:style-name="T7">" is prepared!"</text:span>);</text:p>
      <text:p text:style-name="P4">} <text:span text:style-name="T5">else</text:span> {</text:p>
      <text:p text:style-name="P4"><text:span text:style-name="T4">_showDialog</text:span>(</text:p>
      <text:p text:style-name="P4"><text:span text:style-name="T7">"Unsuccessful"</text:span>, <text:span text:style-name="T7">"File "</text:span> + teFileName.text + <text:span text:style-name="T7">" was NOT prepared!"</text:span>);</text:p>
      <text:p text:style-name="P4">}</text:p>
      <text:p text:style-name="P4">} <text:span text:style-name="T5">else</text:span> {</text:p>
      <text:p text:style-name="P4"><text:span text:style-name="T4">_showDialog</text:span>(</text:p>
      <text:p text:style-name="P4"><text:span text:style-name="T7">"Unsuccessful"</text:span>, <text:span text:style-name="T7">"File "</text:span> + teFileName.text + <text:span text:style-name="T7">" was NOT prepared!"</text:span>);</text:p>
      <text:p text:style-name="P4">}</text:p>
      <text:p text:style-name="P4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01T17:19:08.58</meta:creation-date>
    <meta:editing-duration>PT58M36S</meta:editing-duration>
    <meta:generator>OpenOffice/4.1.6$Win32 OpenOffice.org_project/416m1$Build-9790</meta:generator>
    <meta:initial-creator>Máximo Meza</meta:initial-creator>
    <dc:date>2019-01-02T16:03:28.95</dc:date>
    <dc:creator>Máximo Meza</dc:creator>
    <meta:document-statistic meta:table-count="0" meta:image-count="0" meta:object-count="0" meta:page-count="2" meta:paragraph-count="39" meta:word-count="123" meta:character-count="10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